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77B00000347698C4036.png" manifest:media-type="image/png"/>
  <manifest:file-entry manifest:full-path="Pictures/100002010000063500000339684AF230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6pt" style:font-size-asian="26pt" style:font-size-complex="26pt" fo:hyphenate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3" style:family="paragraph"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5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start" style:font-independent-line-spacing="true"/>
      <style:text-properties fo:font-size="26pt" style:font-size-asian="26pt" style:font-size-complex="26pt"/>
    </style:style>
    <style:style style:name="T1" style:family="text">
      <style:text-properties fo:color="#000000" style:text-line-through-style="none" style:text-position="0% 58%" style:font-name="Calibri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" style:family="text">
      <style:text-properties fo:color="#8b8b8b" style:text-line-through-style="none" style:text-position="0% 58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color="#000000" style:text-line-through-style="none" style:text-position="0% 58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TextBox 3" draw:style-name="gr1" draw:text-style-name="P2" draw:layer="layout" svg:width="14.801cm" svg:height="1.349cm" svg:x="1.499cm" svg:y="0.924cm">
          <text:p text:style-name="P1"><text:span text:style-name="T1">VolumeOrifice.hm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2" draw:text-style-name="P3" draw:layer="layout" svg:width="25.399cm" svg:height="12.85cm" svg:x="0cm" svg:y="3.1cm">
          <draw:image xlink:href="Pictures/100002010000063500000339684AF230.png" xlink:type="simple" xlink:show="embed" xlink:actuate="onLoad">
            <text:p/>
          </draw:image>
        </draw:frame>
        <draw:frame draw:name="Slide Number Placeholder 2" presentation:style-name="pr1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2">
          <draw:page-thumbnail draw:name="Slide Image Placeholder 1" draw:style-name="gr3" draw:layer="layout" svg:width="12.699cm" svg:height="9.524cm" svg:x="3.175cm" svg:y="1.905cm" draw:page-number="1" presentation:class="page"/>
          <draw:frame draw:name="Notes Placeholder 2" presentation:style-name="pr2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3" draw:text-style-name="P5" draw:layer="layout" svg:width="8.254cm" svg:height="1.269cm" svg:x="10.791cm" svg:y="24.126cm" presentation:class="page-number" presentation:user-transformed="true">
            <draw:text-box>
              <text:p text:style-name="P4"><text:span text:style-name="T3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custom-shape draw:name="TextBox 3" draw:style-name="gr4" draw:text-style-name="P7" draw:layer="layout" svg:width="14.801cm" svg:height="1.349cm" svg:x="1.499cm" svg:y="0.924cm">
          <text:p text:style-name="P1"><text:span text:style-name="T1">Servo.hm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3" draw:layer="layout" svg:width="25.399cm" svg:height="12.849cm" svg:x="0.048cm" svg:y="3.1cm">
          <draw:image xlink:href="Pictures/100002010000077B00000347698C4036.png" xlink:type="simple" xlink:show="embed" xlink:actuate="onLoad">
            <text:p/>
          </draw:image>
        </draw:frame>
        <draw:frame draw:name="Slide Number Placeholder 1" presentation:style-name="pr1" draw:text-style-name="P5" draw:layer="layout" svg:width="5.926cm" svg:height="1.013cm" svg:x="18.203cm" svg:y="17.657cm" presentation:class="page-number" presentation:user-transformed="true">
          <draw:text-box>
            <text:p text:style-name="P4"><text:span text:style-name="T2"><text:page-number>&lt;number&gt;</text:page-number></text:span></text:p>
          </draw:text-box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159cm" draw:distance="0.05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position="0% 58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position="0% 58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position="0% 58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position="0% 58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position="0% 58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font-size="44pt"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color="#000000" style:text-line-through-style="none" style:text-position="0% 58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style:text-position="0% 58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2-03">2014-02-03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0.4$Windows_x86 LibreOffice_project/05dceb5d363845f2cf968344d7adab8dcfb2ba71</meta:generator>
    <meta:document-statistic meta:object-count="32"/>
  </office:meta>
</office:document-meta>
</file>